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3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number-columns-repeated="16380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pots: 15<text:s/></text:p>
          </table:table-cell>
          <table:table-cell table:number-columns-repeated="16383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4.694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2.519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0.359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.669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5.828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1.978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4.604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2.641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9.035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36.735</text:p>
          </table:table-cell>
          <table:table-cell office:value-type="float" office:value="21" table:style-name="ce2">
            <text:p>21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2002.923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pots: 20<text:s/></text:p>
          </table:table-cell>
          <table:table-cell table:number-columns-repeated="16383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2.949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.847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4.681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.366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1.93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2.541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3.061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15.23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933.313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pots: 25<text:s/></text:p>
          </table:table-cell>
          <table:table-cell table:number-columns-repeated="16383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.113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.965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2.105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7.201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57.573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4.213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02.944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343.443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1823.975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: 2105.893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pots: 30<text:s/></text:p>
          </table:table-cell>
          <table:table-cell table:number-columns-repeated="16383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number-columns-repeated="16380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number-columns-repeated="16380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number-columns-repeated="16380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number-columns-repeated="16380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number-columns-repeated="16380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number-columns-repeated="16380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number-columns-repeated="16380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number-columns-repeated="16380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4T20:53:58Z</dc:date>
  </office:meta>
</office:document-meta>
</file>